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ilding i3-gaps from Source on Ubuntu 22.04 and Linux Mint</text:h>
      <text:p text:style-name="Text_20_body"><text:span text:style-name="Strong_20_Emphasis">Critical update</text:span>: i3-gaps has been officially merged into i3 starting with version 4.22. The standalone i3-gaps project is now archived and no longer maintained. However, Ubuntu 22.04 repositories contain older i3 versions (4.20.1-1) that don't support gaps functionality, making source compilation the primary method for obtaining gaps support.</text:p>
      <text:h text:style-name="Heading_20_2" text:outline-level="2">Project status and recommended approach</text:h>
      <text:p text:style-name="Text_20_body">The original i3-gaps repository has been archived, but gaps functionality remains available through several approaches. <text:span text:style-name="Strong_20_Emphasis">Building from the archived source using meson/ninja is the most reliable method</text:span> for Ubuntu 22.04 and Linux Mint systems, as most PPAs don't support Ubuntu Noble (22.04).</text:p>
      <text:h text:style-name="Heading_20_2" text:outline-level="2">Complete build dependencies and prerequisites</text:h>
      <text:h text:style-name="Heading_20_3" text:outline-level="3">Remove existing i3 installation safely</text:h>
      <text:p text:style-name="Text_20_body">Before building i3-gaps, remove any existing i3 installation to prevent conflicts:</text:p>
      <text:p text:style-name="Preformatted_20_Text"><text:span text:style-name="Source_20_Text"># Remove existing i3 packages</text:span></text:p>
      <text:p text:style-name="Preformatted_20_Text"><text:span text:style-name="Source_20_Text">sudo apt remove i3 i3-wm i3status i3lock</text:span></text:p>
      <text:p text:style-name="Preformatted_20_Text"/>
      <text:p text:style-name="Preformatted_20_Text"><text:span text:style-name="Source_20_Text"># Purge configuration files</text:span></text:p>
      <text:p text:style-name="Preformatted_20_Text"><text:span text:style-name="Source_20_Text">sudo apt purge i3*</text:span></text:p>
      <text:p text:style-name="Preformatted_20_Text"/>
      <text:p text:style-name="Preformatted_20_Text"><text:span text:style-name="Source_20_Text"># Clean up dependencies</text:span></text:p>
      <text:p text:style-name="Preformatted_20_Text"><text:span text:style-name="Source_20_Text">sudo apt autoremove</text:span></text:p>
      <text:p text:style-name="P1"><text:span text:style-name="Source_20_Text">sudo apt autoclean</text:span></text:p>
      <text:h text:style-name="Heading_20_3" text:outline-level="3">Install essential build tools</text:h>
      <text:p text:style-name="Preformatted_20_Text"><text:span text:style-name="Source_20_Text"># Core build system requirements</text:span></text:p>
      <text:p text:style-name="Preformatted_20_Text"><text:span text:style-name="Source_20_Text">sudo apt install meson ninja-build build-essential git gcc automake autoconf</text:span></text:p>
      <text:p text:style-name="Preformatted_20_Text"/>
      <text:p text:style-name="Preformatted_20_Text"><text:span text:style-name="Source_20_Text"># Documentation tools</text:span></text:p>
      <text:p text:style-name="Preformatted_20_Text"><text:span text:style-name="Source_20_Text">sudo apt install asciidoc</text:span></text:p>
      <text:p text:style-name="Preformatted_20_Text"/>
      <text:p text:style-name="Preformatted_20_Text"><text:span text:style-name="Source_20_Text"># Verify installation</text:span></text:p>
      <text:p text:style-name="Preformatted_20_Text"><text:span text:style-name="Source_20_Text">meson --version</text:span></text:p>
      <text:p text:style-name="P1"><text:span text:style-name="Source_20_Text">ninja --version</text:span></text:p>
      <text:h text:style-name="Heading_20_3" text:outline-level="3">Complete dependency list for Ubuntu 22.04/Linux Mint</text:h>
      <text:p text:style-name="Preformatted_20_Text"><text:span text:style-name="Source_20_Text">sudo apt install \</text:span></text:p>
      <text:p text:style-name="Preformatted_20_Text"><text:span text:style-name="Source_20_Text"><text:s text:c="2"/>libxcb1-dev \</text:span></text:p>
      <text:p text:style-name="Preformatted_20_Text"><text:span text:style-name="Source_20_Text"><text:s text:c="2"/>libxcb-keysyms1-dev \</text:span></text:p>
      <text:p text:style-name="Preformatted_20_Text"><text:span text:style-name="Source_20_Text"><text:s text:c="2"/>libpango1.0-dev \</text:span></text:p>
      <text:p text:style-name="Preformatted_20_Text"><text:span text:style-name="Source_20_Text"><text:s text:c="2"/>libxcb-util0-dev \</text:span></text:p>
      <text:p text:style-name="Preformatted_20_Text"><text:span text:style-name="Source_20_Text"><text:s text:c="2"/>libxcb-icccm4-dev \</text:span></text:p>
      <text:p text:style-name="Preformatted_20_Text"><text:span text:style-name="Source_20_Text"><text:s text:c="2"/>libyajl-dev \</text:span></text:p>
      <text:p text:style-name="Preformatted_20_Text"><text:span text:style-name="Source_20_Text"><text:s text:c="2"/>libstartup-notification0-dev \</text:span></text:p>
      <text:p text:style-name="Preformatted_20_Text"><text:soft-page-break/><text:span text:style-name="Source_20_Text"><text:s text:c="2"/>libxcb-randr0-dev \</text:span></text:p>
      <text:p text:style-name="Preformatted_20_Text"><text:span text:style-name="Source_20_Text"><text:s text:c="2"/>libev-dev \</text:span></text:p>
      <text:p text:style-name="Preformatted_20_Text"><text:span text:style-name="Source_20_Text"><text:s text:c="2"/>libxcb-cursor-dev \</text:span></text:p>
      <text:p text:style-name="Preformatted_20_Text"><text:span text:style-name="Source_20_Text"><text:s text:c="2"/>libxcb-xinerama0-dev \</text:span></text:p>
      <text:p text:style-name="Preformatted_20_Text"><text:span text:style-name="Source_20_Text"><text:s text:c="2"/>libxcb-xkb-dev \</text:span></text:p>
      <text:p text:style-name="Preformatted_20_Text"><text:span text:style-name="Source_20_Text"><text:s text:c="2"/>libxkbcommon-dev \</text:span></text:p>
      <text:p text:style-name="Preformatted_20_Text"><text:span text:style-name="Source_20_Text"><text:s text:c="2"/>libxkbcommon-x11-dev \</text:span></text:p>
      <text:p text:style-name="Preformatted_20_Text"><text:span text:style-name="Source_20_Text"><text:s text:c="2"/>libxcb-xrm-dev \</text:span></text:p>
      <text:p text:style-name="Preformatted_20_Text"><text:span text:style-name="Source_20_Text"><text:s text:c="2"/>libxcb-shape0-dev \</text:span></text:p>
      <text:p text:style-name="Preformatted_20_Text"><text:span text:style-name="Source_20_Text"><text:s text:c="2"/>dh-autoreconf</text:span></text:p>
      <text:p text:style-name="Preformatted_20_Text"/>
      <text:p text:style-name="Preformatted_20_Text"><text:span text:style-name="Source_20_Text"># Runtime dependencies</text:span></text:p>
      <text:p text:style-name="P1"><text:span text:style-name="Source_20_Text">sudo apt install i3status suckless-tools</text:span></text:p>
      <text:p text:style-name="Text_20_body"><text:span text:style-name="Strong_20_Emphasis">Special case for libxcb-xrm-dev</text:span>: If this package is unavailable, build from source:</text:p>
      <text:p text:style-name="Preformatted_20_Text"><text:span text:style-name="Source_20_Text">mkdir /tmp/xcb-build</text:span></text:p>
      <text:p text:style-name="Preformatted_20_Text"><text:span text:style-name="Source_20_Text">cd /tmp/xcb-build</text:span></text:p>
      <text:p text:style-name="Preformatted_20_Text"><text:span text:style-name="Source_20_Text">git clone https://github.com/Airblader/xcb-util-xrm</text:span></text:p>
      <text:p text:style-name="Preformatted_20_Text"><text:span text:style-name="Source_20_Text">cd xcb-util-xrm</text:span></text:p>
      <text:p text:style-name="Preformatted_20_Text"><text:span text:style-name="Source_20_Text">git submodule update --init</text:span></text:p>
      <text:p text:style-name="Preformatted_20_Text"><text:span text:style-name="Source_20_Text">./autogen.sh --prefix=/usr</text:span></text:p>
      <text:p text:style-name="Preformatted_20_Text"><text:span text:style-name="Source_20_Text">make</text:span></text:p>
      <text:p text:style-name="P1"><text:span text:style-name="Source_20_Text">sudo make install</text:span></text:p>
      <text:h text:style-name="Heading_20_2" text:outline-level="2">Step-by-step compilation using meson/ninja</text:h>
      <text:h text:style-name="Heading_20_3" text:outline-level="3">Source code acquisition</text:h>
      <text:p text:style-name="Preformatted_20_Text"><text:span text:style-name="Source_20_Text"># Create build directory</text:span></text:p>
      <text:p text:style-name="Preformatted_20_Text"><text:span text:style-name="Source_20_Text">mkdir -p /tmp/i3-gaps-build</text:span></text:p>
      <text:p text:style-name="Preformatted_20_Text"><text:span text:style-name="Source_20_Text">cd /tmp/i3-gaps-build</text:span></text:p>
      <text:p text:style-name="Preformatted_20_Text"/>
      <text:p text:style-name="Preformatted_20_Text"><text:span text:style-name="Source_20_Text"># Clone the archived i3-gaps repository</text:span></text:p>
      <text:p text:style-name="Preformatted_20_Text"><text:span text:style-name="Source_20_Text">git clone https://github.com/Airblader/i3 i3-gaps</text:span></text:p>
      <text:p text:style-name="Preformatted_20_Text"><text:span text:style-name="Source_20_Text">cd i3-gaps</text:span></text:p>
      <text:p text:style-name="Preformatted_20_Text"/>
      <text:p text:style-name="Preformatted_20_Text"><text:span text:style-name="Source_20_Text"># Switch to the gaps branch</text:span></text:p>
      <text:p text:style-name="P1"><text:span text:style-name="Source_20_Text">git checkout gaps &amp;&amp; git pull</text:span></text:p>
      <text:h text:style-name="Heading_20_3" text:outline-level="3">Build configuration and compilation</text:h>
      <text:p text:style-name="Preformatted_20_Text"><text:span text:style-name="Source_20_Text"># Configure build with meson</text:span></text:p>
      <text:p text:style-name="Preformatted_20_Text"><text:span text:style-name="Source_20_Text">meson setup build \</text:span></text:p>
      <text:p text:style-name="Preformatted_20_Text"><text:span text:style-name="Source_20_Text"><text:s text:c="2"/>--prefix=/usr \</text:span></text:p>
      <text:p text:style-name="Preformatted_20_Text"><text:span text:style-name="Source_20_Text"><text:s text:c="2"/>--sysconfdir=/etc \</text:span></text:p>
      <text:p text:style-name="Preformatted_20_Text"><text:span text:style-name="Source_20_Text"><text:s text:c="2"/>--buildtype=release \</text:span></text:p>
      <text:p text:style-name="Preformatted_20_Text"><text:span text:style-name="Source_20_Text"><text:s text:c="2"/>-Ddocs=true \</text:span></text:p>
      <text:p text:style-name="Preformatted_20_Text"><text:span text:style-name="Source_20_Text"><text:s text:c="2"/>-Dmans=true</text:span></text:p>
      <text:p text:style-name="Preformatted_20_Text"/>
      <text:p text:style-name="Preformatted_20_Text"><text:span text:style-name="Source_20_Text"># Compile using ninja</text:span></text:p>
      <text:p text:style-name="Preformatted_20_Text"><text:span text:style-name="Source_20_Text">meson compile -C build</text:span></text:p>
      <text:p text:style-name="Preformatted_20_Text"/>
      <text:p text:style-name="Preformatted_20_Text"><text:span text:style-name="Source_20_Text"># Alternative single-command compilation</text:span></text:p>
      <text:p text:style-name="P1"><text:span text:style-name="Source_20_Text"># ninja -C build</text:span></text:p>
      <text:h text:style-name="Heading_20_3" text:outline-level="3">Common meson configuration options</text:h>
      <text:list text:style-name="L1">
        <text:list-item>
          <text:p text:style-name="P3"><text:span text:style-name="Source_20_Text">--prefix=/usr</text:span>: Install to system directories </text:p>
        </text:list-item>
        <text:list-item>
          <text:p text:style-name="P3"><text:soft-page-break/><text:span text:style-name="Source_20_Text">--sysconfdir=/etc</text:span>: System configuration directory </text:p>
        </text:list-item>
        <text:list-item>
          <text:p text:style-name="P3"><text:span text:style-name="Source_20_Text">--buildtype=release</text:span>: Optimized release build </text:p>
        </text:list-item>
        <text:list-item>
          <text:p text:style-name="P3"><text:span text:style-name="Source_20_Text">-Ddocs=true</text:span>: Build documentation </text:p>
        </text:list-item>
        <text:list-item>
          <text:p text:style-name="P2"><text:span text:style-name="Source_20_Text">-Dmans=true</text:span>: Build manual pages </text:p>
        </text:list-item>
      </text:list>
      <text:h text:style-name="Heading_20_2" text:outline-level="2">Proper installation procedures and system integration</text:h>
      <text:h text:style-name="Heading_20_3" text:outline-level="3">Install to system directories</text:h>
      <text:p text:style-name="Preformatted_20_Text"><text:span text:style-name="Source_20_Text"># Install from the build directory</text:span></text:p>
      <text:p text:style-name="Preformatted_20_Text"><text:span text:style-name="Source_20_Text">sudo meson install -C build</text:span></text:p>
      <text:p text:style-name="Preformatted_20_Text"/>
      <text:p text:style-name="Preformatted_20_Text"><text:span text:style-name="Source_20_Text"># Alternative installation method</text:span></text:p>
      <text:p text:style-name="P1"><text:span text:style-name="Source_20_Text"># cd build &amp;&amp; sudo ninja install</text:span></text:p>
      <text:h text:style-name="Heading_20_3" text:outline-level="3">Create desktop session entry</text:h>
      <text:p text:style-name="Preformatted_20_Text"><text:span text:style-name="Source_20_Text"># Create desktop entry for display managers</text:span></text:p>
      <text:p text:style-name="Preformatted_20_Text"><text:span text:style-name="Source_20_Text">sudo tee /usr/share/xsessions/i3-gaps.desktop &lt;&lt;EOF</text:span></text:p>
      <text:p text:style-name="Preformatted_20_Text"><text:span text:style-name="Source_20_Text">[Desktop Entry]</text:span></text:p>
      <text:p text:style-name="Preformatted_20_Text"><text:span text:style-name="Source_20_Text">Name=i3-gaps</text:span></text:p>
      <text:p text:style-name="Preformatted_20_Text"><text:span text:style-name="Source_20_Text">Comment=improved dynamic tiling window manager with gaps</text:span></text:p>
      <text:p text:style-name="Preformatted_20_Text"><text:span text:style-name="Source_20_Text">Exec=i3</text:span></text:p>
      <text:p text:style-name="Preformatted_20_Text"><text:span text:style-name="Source_20_Text">TryExec=i3</text:span></text:p>
      <text:p text:style-name="Preformatted_20_Text"><text:span text:style-name="Source_20_Text">Type=Application</text:span></text:p>
      <text:p text:style-name="Preformatted_20_Text"><text:span text:style-name="Source_20_Text">X-LightDM-DesktopName=i3-gaps</text:span></text:p>
      <text:p text:style-name="Preformatted_20_Text"><text:span text:style-name="Source_20_Text">DesktopNames=i3-gaps</text:span></text:p>
      <text:p text:style-name="Preformatted_20_Text"><text:span text:style-name="Source_20_Text">Keywords=tiling;wm;windowmanager;window;manager;</text:span></text:p>
      <text:p text:style-name="P1"><text:span text:style-name="Source_20_Text">EOF</text:span></text:p>
      <text:h text:style-name="Heading_20_3" text:outline-level="3">Configure for startx users</text:h>
      <text:p text:style-name="Preformatted_20_Text"><text:span text:style-name="Source_20_Text"># Add to ~/.xinitrc</text:span></text:p>
      <text:p text:style-name="P1"><text:span text:style-name="Source_20_Text">echo "exec i3" &gt;&gt; ~/.xinitrc</text:span></text:p>
      <text:h text:style-name="Heading_20_2" text:outline-level="2">Configuration changes needed after installation</text:h>
      <text:h text:style-name="Heading_20_3" text:outline-level="3">Basic gaps configuration</text:h>
      <text:p text:style-name="Text_20_body">Edit <text:span text:style-name="Source_20_Text">~/.config/i3/config</text:span> and add:</text:p>
      <text:p text:style-name="Preformatted_20_Text"><text:span text:style-name="Source_20_Text"># Disable window titlebars (required for gaps)</text:span></text:p>
      <text:p text:style-name="Preformatted_20_Text"><text:span text:style-name="Source_20_Text">for_window [class="^.*"] border pixel 2</text:span></text:p>
      <text:p text:style-name="Preformatted_20_Text"><text:span text:style-name="Source_20_Text">default_border pixel 2</text:span></text:p>
      <text:p text:style-name="Preformatted_20_Text"><text:span text:style-name="Source_20_Text">default_floating_border pixel 2</text:span></text:p>
      <text:p text:style-name="Preformatted_20_Text"/>
      <text:p text:style-name="Preformatted_20_Text"><text:span text:style-name="Source_20_Text"># Set gaps</text:span></text:p>
      <text:p text:style-name="Preformatted_20_Text"><text:span text:style-name="Source_20_Text">gaps inner 10</text:span></text:p>
      <text:p text:style-name="Preformatted_20_Text"><text:span text:style-name="Source_20_Text">gaps outer 5</text:span></text:p>
      <text:p text:style-name="Preformatted_20_Text"/>
      <text:p text:style-name="Preformatted_20_Text"><text:span text:style-name="Source_20_Text"># Smart gaps (only show gaps when multiple windows)</text:span></text:p>
      <text:p text:style-name="Preformatted_20_Text"><text:span text:style-name="Source_20_Text">smart_gaps on</text:span></text:p>
      <text:p text:style-name="Preformatted_20_Text"/>
      <text:p text:style-name="Preformatted_20_Text"><text:span text:style-name="Source_20_Text"># Smart borders</text:span></text:p>
      <text:p text:style-name="P1"><text:span text:style-name="Source_20_Text">smart_borders on</text:span></text:p>
      <text:h text:style-name="Heading_20_3" text:outline-level="3"><text:soft-page-break/>Configuration file locations</text:h>
      <text:list text:style-name="L2">
        <text:list-item>
          <text:p text:style-name="P5">Primary: <text:span text:style-name="Source_20_Text">~/.config/i3/config</text:span> </text:p>
        </text:list-item>
        <text:list-item>
          <text:p text:style-name="P5">Legacy: <text:span text:style-name="Source_20_Text">~/.i3/config</text:span> </text:p>
        </text:list-item>
        <text:list-item>
          <text:p text:style-name="P4">System default: <text:span text:style-name="Source_20_Text">/etc/i3/config</text:span> </text:p>
        </text:list-item>
      </text:list>
      <text:h text:style-name="Heading_20_2" text:outline-level="2">Common build errors and troubleshooting</text:h>
      <text:h text:style-name="Heading_20_3" text:outline-level="3">Missing dependencies error</text:h>
      <text:p text:style-name="Text_20_body"><text:span text:style-name="Strong_20_Emphasis">Problem</text:span>: <text:span text:style-name="Source_20_Text">Package requirements (libstartup-notification-1.0) were not met</text:span></text:p>
      <text:p text:style-name="Text_20_body"><text:span text:style-name="Strong_20_Emphasis">Solution</text:span>: Install missing development packages:</text:p>
      <text:p text:style-name="P1"><text:span text:style-name="Source_20_Text">sudo apt install libstartup-notification0-dev</text:span></text:p>
      <text:h text:style-name="Heading_20_3" text:outline-level="3">Meson configuration failures</text:h>
      <text:p text:style-name="Text_20_body"><text:span text:style-name="Strong_20_Emphasis">Problem</text:span>: Configuration errors during meson setup</text:p>
      <text:p text:style-name="Text_20_body"><text:span text:style-name="Strong_20_Emphasis">Solution</text:span>: Clear build directory and reconfigure:</text:p>
      <text:p text:style-name="Preformatted_20_Text"><text:span text:style-name="Source_20_Text">rm -rf build</text:span></text:p>
      <text:p text:style-name="P1"><text:span text:style-name="Source_20_Text">meson setup build --prefix=/usr --sysconfdir=/etc</text:span></text:p>
      <text:h text:style-name="Heading_20_3" text:outline-level="3">libxcb-xrm-dev not found</text:h>
      <text:p text:style-name="Text_20_body"><text:span text:style-name="Strong_20_Emphasis">Problem</text:span>: Package not available in repositories</text:p>
      <text:p text:style-name="Text_20_body"><text:span text:style-name="Strong_20_Emphasis">Solution</text:span>: Build xcb-util-xrm from source (see dependency section above)</text:p>
      <text:h text:style-name="Heading_20_3" text:outline-level="3">Build system confusion</text:h>
      <text:p text:style-name="Text_20_body"><text:span text:style-name="Strong_20_Emphasis">Problem</text:span>: <text:span text:style-name="Source_20_Text">autoreconf: 'configure.ac' or 'configure.in' is required</text:span></text:p>
      <text:p text:style-name="Text_20_body"><text:span text:style-name="Strong_20_Emphasis">Solution</text:span>: Use meson/ninja instead of autotools:</text:p>
      <text:p text:style-name="Preformatted_20_Text"><text:span text:style-name="Source_20_Text"># Don't use: ./configure &amp;&amp; make</text:span></text:p>
      <text:p text:style-name="P1"><text:span text:style-name="Source_20_Text"># Use: meson setup build &amp;&amp; meson compile -C build</text:span></text:p>
      <text:h text:style-name="Heading_20_2" text:outline-level="2">How to verify successful installation</text:h>
      <text:h text:style-name="Heading_20_3" text:outline-level="3">Check i3 version and gaps support</text:h>
      <text:p text:style-name="Preformatted_20_Text"><text:span text:style-name="Source_20_Text"># Verify i3 installation</text:span></text:p>
      <text:p text:style-name="Preformatted_20_Text"><text:span text:style-name="Source_20_Text">i3 --version</text:span></text:p>
      <text:p text:style-name="Preformatted_20_Text"/>
      <text:p text:style-name="Preformatted_20_Text"><text:span text:style-name="Source_20_Text"># Test gap functionality</text:span></text:p>
      <text:p text:style-name="Preformatted_20_Text"><text:span text:style-name="Source_20_Text">i3-msg "gaps inner current plus 5"</text:span></text:p>
      <text:p text:style-name="Preformatted_20_Text"><text:span text:style-name="Source_20_Text">i3-msg "gaps outer current plus 5"</text:span></text:p>
      <text:p text:style-name="P1"><text:span text:style-name="Source_20_Text">i3-msg "gaps inner current set 0"</text:span></text:p>
      <text:h text:style-name="Heading_20_3" text:outline-level="3"><text:soft-page-break/>Verify configuration syntax</text:h>
      <text:p text:style-name="Preformatted_20_Text"><text:span text:style-name="Source_20_Text"># Check config file syntax</text:span></text:p>
      <text:p text:style-name="Preformatted_20_Text"><text:span text:style-name="Source_20_Text">i3 -C ~/.config/i3/config</text:span></text:p>
      <text:p text:style-name="Preformatted_20_Text"/>
      <text:p text:style-name="Preformatted_20_Text"><text:span text:style-name="Source_20_Text"># Reload configuration</text:span></text:p>
      <text:p text:style-name="P1"><text:span text:style-name="Source_20_Text">i3-msg reload</text:span></text:p>
      <text:h text:style-name="Heading_20_3" text:outline-level="3">Test display manager integration</text:h>
      <text:p text:style-name="Text_20_body">Log out and select "i3" or "i3-gaps" from your display manager. The gaps should be visible if configured properly.</text:p>
      <text:h text:style-name="Heading_20_2" text:outline-level="2">Best practices for maintaining source-built i3-gaps</text:h>
      <text:h text:style-name="Heading_20_3" text:outline-level="3">Regular updates</text:h>
      <text:p text:style-name="Preformatted_20_Text"><text:span text:style-name="Source_20_Text"># Update source-built i3-gaps</text:span></text:p>
      <text:p text:style-name="Preformatted_20_Text"><text:span text:style-name="Source_20_Text">cd /tmp/i3-gaps-build/i3-gaps</text:span></text:p>
      <text:p text:style-name="Preformatted_20_Text"><text:span text:style-name="Source_20_Text">git pull</text:span></text:p>
      <text:p text:style-name="Preformatted_20_Text"><text:span text:style-name="Source_20_Text">meson compile -C build</text:span></text:p>
      <text:p text:style-name="P1"><text:span text:style-name="Source_20_Text">sudo meson install -C build</text:span></text:p>
      <text:h text:style-name="Heading_20_3" text:outline-level="3">Configuration backup</text:h>
      <text:p text:style-name="Preformatted_20_Text"><text:span text:style-name="Source_20_Text"># Backup config before updates</text:span></text:p>
      <text:p text:style-name="P1"><text:span text:style-name="Source_20_Text">cp ~/.config/i3/config ~/.config/i3/config.backup.$(date +%Y%m%d)</text:span></text:p>
      <text:h text:style-name="Heading_20_3" text:outline-level="3">Monitor for issues</text:h>
      <text:list text:style-name="L3">
        <text:list-item>
          <text:p text:style-name="P7">Check i3wm.org for new releases </text:p>
        </text:list-item>
        <text:list-item>
          <text:p text:style-name="P7">Monitor GitHub issues for known problems </text:p>
        </text:list-item>
        <text:list-item>
          <text:p text:style-name="P6">Keep system packages updated: <text:span text:style-name="Source_20_Text">sudo apt update &amp;&amp; sudo apt upgrade</text:span> </text:p>
        </text:list-item>
      </text:list>
      <text:h text:style-name="Heading_20_3" text:outline-level="3">System integration maintenance</text:h>
      <text:p text:style-name="Preformatted_20_Text"><text:span text:style-name="Source_20_Text"># Update desktop database after installation</text:span></text:p>
      <text:p text:style-name="Preformatted_20_Text"><text:span text:style-name="Source_20_Text">sudo update-desktop-database</text:span></text:p>
      <text:p text:style-name="P1"><text:span text:style-name="Source_20_Text">sudo update-mime-database /usr/share/mime</text:span></text:p>
      <text:h text:style-name="Heading_20_2" text:outline-level="2">Alternative approaches for Ubuntu 22.04</text:h>
      <text:h text:style-name="Heading_20_3" text:outline-level="3">Regolith PPA method</text:h>
      <text:p text:style-name="Preformatted_20_Text"><text:span text:style-name="Source_20_Text"># Add Regolith stable PPA (may have compatibility issues)</text:span></text:p>
      <text:p text:style-name="Preformatted_20_Text"><text:span text:style-name="Source_20_Text">sudo add-apt-repository ppa:regolith-linux/release</text:span></text:p>
      <text:p text:style-name="Preformatted_20_Text"><text:span text:style-name="Source_20_Text">sudo apt update</text:span></text:p>
      <text:p text:style-name="P1"><text:span text:style-name="Source_20_Text">sudo apt install i3-gaps</text:span></text:p>
      <text:h text:style-name="Heading_20_3" text:outline-level="3">Active fork alternative</text:h>
      <text:p text:style-name="Preformatted_20_Text"><text:span text:style-name="Source_20_Text"># Use Regolith's maintained fork</text:span></text:p>
      <text:p text:style-name="Preformatted_20_Text"><text:span text:style-name="Source_20_Text">git clone https://github.com/regolith-linux/i3-gaps-wm</text:span></text:p>
      <text:p text:style-name="Preformatted_20_Text"><text:span text:style-name="Source_20_Text">cd i3-gaps-wm</text:span></text:p>
      <text:p text:style-name="Preformatted_20_Text"><text:span text:style-name="Source_20_Text">mkdir build &amp;&amp; cd build</text:span></text:p>
      <text:p text:style-name="Preformatted_20_Text"><text:soft-page-break/><text:span text:style-name="Source_20_Text">meson --prefix=/usr --sysconfdir=/etc ..</text:span></text:p>
      <text:p text:style-name="Preformatted_20_Text"><text:span text:style-name="Source_20_Text">ninja</text:span></text:p>
      <text:p text:style-name="P1"><text:span text:style-name="Source_20_Text">sudo ninja install</text:span></text:p>
      <text:p text:style-name="Text_20_body">The source compilation approach using meson/ninja provides the most reliable method for obtaining i3-gaps functionality on Ubuntu 22.04 and Linux Mint systems. While the project has been merged into upstream i3, building from the archived source remains the best solution until distribution packages catch up with gap-supporting vers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20:05:58.330748071</meta:creation-date>
    <dc:date>2025-07-16T20:06:16.828780298</dc:date>
    <meta:editing-duration>PT18S</meta:editing-duration>
    <meta:editing-cycles>1</meta:editing-cycles>
    <meta:document-statistic meta:table-count="0" meta:image-count="0" meta:object-count="0" meta:page-count="6" meta:paragraph-count="186" meta:word-count="893" meta:character-count="6554" meta:non-whitespace-character-count="5818"/>
    <meta:generator>LibreOffice/24.2.7.2$Linux_X86_64 LibreOffice_project/420$Build-2</meta:generator>
  </office:meta>
</office:document-meta>
</file>